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gave 13" table:style-name="ta1">
        <table:shapes>
          <draw:frame draw:z-index="0" draw:style-name="gr1" draw:text-style-name="P1" svg:width="6.2988in" svg:height="3.5429in" svg:x="1.9949in" svg:y="0in">
            <draw:object draw:notify-on-update-of-ranges="'Opgave 13'.A1:'Opgave 13'.A1 'Opgave 13'.A2:'Opgave 13'.A5 'Opgave 13'.B1:'Opgave 13'.B1 'Opgave 13'.B2:'Opgave 13'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Opgave 14" table:style-name="ta1">
        <table:shapes>
          <draw:frame draw:z-index="0" draw:style-name="gr1" draw:text-style-name="P1" svg:width="6.2988in" svg:height="3.5429in" svg:x="1.9949in" svg:y="0in">
            <draw:object draw:notify-on-update-of-ranges="'Opgave 14'.A2:'Opgave 14'.A5 'Opgave 14'.B1:'Opgave 14'.B1 'Opgave 14'.B2:'Opgave 14'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arah Fjelsted Alrøe</meta:initial-creator>
    <meta:creation-date>2020-01-10T10:07:53.223153543</meta:creation-date>
    <dc:date>2020-01-10T10:17:20.848026820</dc:date>
    <dc:creator>Sarah Fjelsted Alrøe</dc:creator>
    <meta:editing-duration>PT9M29S</meta:editing-duration>
    <meta:editing-cycles>2</meta:editing-cycles>
    <meta:generator>LibreOffice/6.3.4.2.0$Linux_X86_64 LibreOffice_project/30$Build-2</meta:generator>
    <meta:document-statistic meta:table-count="2" meta:cell-count="2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52cm" style:legend-expansion="high" chart:style-name="ch2"/>
        <chart:plot-area chart:style-name="ch3" table:cell-range-address="'Opgave 13'.A1:'Opgave 13'.B5" chart:data-source-has-labels="row" svg:x="0.32cm" svg:y="0.18cm" svg:width="12.587cm" svg:height="8.64cm">
          <chartooo:coordinate-region svg:x="0.466cm" svg:y="0.379cm" svg:width="12.3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gave 13'.B2:'Opgave 13'.B5" chart:label-cell-address="'Opgave 13'.B1:'Opgave 13'.B1" chart:class="chart:scatter">
            <chart:domain table:cell-range-address="'Opgave 13'.A2:'Opgave 13'.A5"/>
            <chart:regression-curve chart:style-name="ch7">
              <chart:equation chart:display-equation="true" chart:display-r-square="true" svg:x="11.662cm" svg:y="1.26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Opgave 13'.B1:'Opgave 1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'Opgave 13'.A2:'Opgave 13'.A5</svg:desc>
                </draw:g>
              </table:table-cell>
              <table:table-cell office:value-type="float" office:value="36">
                <text:p>36</text:p>
                <draw:g>
                  <svg:desc>'Opgave 13'.B2:'Opgave 13'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52cm" style:legend-expansion="high" chart:style-name="ch2"/>
        <chart:plot-area chart:style-name="ch3" table:cell-range-address="'Opgave 14'.A2:'Opgave 14'.B5 'Opgave 14'.B1:'Opgave 14'.B1" chart:data-source-has-labels="row" svg:x="0.32cm" svg:y="0.18cm" svg:width="12.587cm" svg:height="8.64cm">
          <chartooo:coordinate-region svg:x="0.466cm" svg:y="0.379cm" svg:width="12.3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gave 14'.B2:'Opgave 14'.B5" chart:label-cell-address="'Opgave 14'.B1:'Opgave 14'.B1" chart:class="chart:scatter">
            <chart:domain table:cell-range-address="'Opgave 14'.A2:'Opgave 14'.A5"/>
            <chart:regression-curve chart:style-name="ch7">
              <chart:equation chart:display-equation="true" chart:display-r-square="true" svg:x="11.662cm" svg:y="1.26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Opgave 14'.B1:'Opgave 14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'Opgave 14'.A2:'Opgave 14'.A5</svg:desc>
                </draw:g>
              </table:table-cell>
              <table:table-cell office:value-type="float" office:value="36">
                <text:p>36</text:p>
                <draw:g>
                  <svg:desc>'Opgave 14'.B2:'Opgave 14'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